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left="0in" fo:margin-right="0in" fo:text-indent="0in" style:auto-text-indent="false"/>
    </style:style>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paragraph-properties fo:margin-left="0.4925in" fo:margin-right="0in" fo:text-indent="0in" style:auto-text-indent="false"/>
    </style:style>
    <style:style style:name="P8" style:family="paragraph" style:parent-style-name="BL" style:list-style-name="L7"/>
    <style:style style:name="P9" style:family="paragraph" style:parent-style-name="BL1" style:list-style-name="L7"/>
    <style:style style:name="P10" style:family="paragraph" style:parent-style-name="Body">
      <style:paragraph-properties fo:margin-left="0in" fo:margin-right="0in" fo:text-indent="0in" style:auto-text-indent="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6 Demo 1: Examining JIT compiler optimizations</text:h>
      <text:p text:style-name="Text_20_body">This exercise illustrates some of the compiler optimizations made by the JIT compiler. <text:s/>This exercise / demo comes from a chapter of the upcoming book on Java Performance, titled Java Performance.</text:p>
      <text:p text:style-name="Text_20_body">Slide id: 257</text:p>
      <text:h text:style-name="Heading_20_3" text:outline-level="3">Required Software</text:h>
      <text:list text:style-name="L1">
        <text:list-item>
          <text:p text:style-name="P2">Any OS</text:p>
        </text:list-item>
        <text:list-item>
          <text:p text:style-name="P2">JDK 6.0 or higher</text:p>
        </text:list-item>
        <text:list-item>
          <text:p text:style-name="P2">JDK 6.0 or higher HotSpot debug JVM</text:p>
        </text:list-item>
      </text:list>
      <text:h text:style-name="Heading_20_3" text:outline-level="3">Objective</text:h>
      <text:list text:style-name="L2">
        <text:list-item>
          <text:p text:style-name="P3">This exercise illustrates some of the compiler optimizations made by the JIT compiler.</text:p>
        </text:list-item>
      </text:list>
      <text:h text:style-name="Heading_20_3" text:outline-level="3">Preparations</text:h>
      <text:p text:style-name="Text_20_body">Verify and if required download and install Java SE 6 or later.</text:p>
      <text:list text:style-name="L3">
        <text:list-item>
          <text:p text:style-name="P4">Verify if you are running Java SE 6 or later. To check enter the following command on a terminal window:</text:p>
        </text:list-item>
      </text:list>
      <text:p text:style-name="P1"><text:s/>java -version</text:p>
      <text:list text:style-name="L4">
        <text:list-item>
          <text:list>
            <text:list-header>
              <text:p text:style-name="P5">If the response is: java version 1.6.0_00 or later you can bypass the next step and proceed to the Instructions subsection.</text:p>
            </text:list-header>
          </text:list>
        </text:list-item>
      </text:list>
      <text:list text:style-name="L3" text:continue-numbering="true">
        <text:list-item>
          <text:p text:style-name="P6">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h text:style-name="Heading_20_3" text:outline-level="3">Instructions</text:h>
      <text:list text:style-name="L3" text:continue-numbering="true">
        <text:list-header>
          <text:p text:style-name="P4">Read the following text from the book and run the programs as appropriate.</text:p>
        </text:list-header>
      </text:list>
      <text:p text:style-name="HD">Optimizing Away Dead Code</text:p>
      <text:p text:style-name="Body">Modern JVMs have the ability to identify code which is never called through the form of static analysis, through run time observation and through a form of lightweight profiling. Since micro-benchmarks rarely produce significant output it is often the case some portions of micro-benchmark code can be identified as dead code by a JVM's dynamic compiler. In extreme cases the code of interest being measured could be completely optimized away without the creator or executor of the micro-benchmark knowing. The following micro-benchmark, which attempts to measure the time it takes to calculate the 25<text:span text:style-name="T1">th</text:span> Fibonacci<text:note text:id="ftn1" text:note-class="footnote"><text:note-citation>1</text:note-citation><text:note-body><text:p text:style-name="Footnote">Fibonacci, also known as Leonardo di Pisa, in his thirteenth century book <text:span text:style-name="T2">Liber abaci</text:span> posed the question; <text:s/>two young rabbits, one of each sex, is placed on an island. A pair of rabbits do not reproduce until they are two months old. After they are two months old, each pair of rabbits produces another pair each month. What is an equation that models the number of pairs of rabbits on the island after n months, assuming no rabbits die?</text:p></text:note-body></text:note> number is an example where a modern JVM's dynamic compiler can find dead code and eliminate it. </text:p>
      <text:p text:style-name="CDT1"><text:soft-page-break/>public class DeadCode1 {</text:p>
      <text:p text:style-name="CDT"/>
      <text:p text:style-name="CDT"><text:s text:c="4"/>final private static long NANOS_PER_MS = 1000000L;</text:p>
      <text:p text:style-name="CDT"><text:s text:c="4"/>final private static int NUMBER = 25;</text:p>
      <text:p text:style-name="CDT"/>
      <text:p text:style-name="CDT"><text:s text:c="4"/>// Non-recursive Fibonacci calculator</text:p>
      <text:p text:style-name="CDT"><text:s text:c="4"/>private static int calcFibonacci(int n) {</text:p>
      <text:p text:style-name="CDT"><text:s text:c="8"/>int result = 1;</text:p>
      <text:p text:style-name="CDT"><text:s text:c="8"/>int prev = -1;</text:p>
      <text:p text:style-name="CDT"><text:s text:c="8"/>int sum = 0;</text:p>
      <text:p text:style-name="CDT"><text:s text:c="8"/>for (int i = 0; i &lt;= n; i++) {</text:p>
      <text:p text:style-name="CDT"><text:s text:c="12"/>sum = prev + result;</text:p>
      <text:p text:style-name="CDT"><text:s text:c="12"/>prev = result;</text:p>
      <text:p text:style-name="CDT"><text:s text:c="12"/>result = sum;</text:p>
      <text:p text:style-name="CDT"><text:s text:c="8"/>}</text:p>
      <text:p text:style-name="CDT"><text:s text:c="8"/>return result;</text:p>
      <text:p text:style-name="CDT"><text:s text:c="4"/>}</text:p>
      <text:p text:style-name="CDT"/>
      <text:p text:style-name="CDT"><text:s text:c="4"/>private static void doTest(long iterations) {</text:p>
      <text:p text:style-name="CDT"><text:s text:c="8"/>long startTime = System.nanoTime();</text:p>
      <text:p text:style-name="CDT"><text:s text:c="8"/>for (long i = 0; i &lt; iterations; i++)</text:p>
      <text:p text:style-name="CDT"><text:s text:c="12"/>calcFibonacci(NUMBER);</text:p>
      <text:p text:style-name="CDT"><text:s text:c="8"/>long elapsedTime = System.nanoTime() - startTime;</text:p>
      <text:p text:style-name="CDT"><text:s text:c="8"/>System.out.println(" <text:s text:c="3"/>Elapsed nanoseconds -&gt; " + </text:p>
      <text:p text:style-name="CDT"><text:s text:c="28"/>elapsedTime);</text:p>
      <text:p text:style-name="CDT"><text:s text:c="8"/>float millis = elapsedTime / NANOS_PER_MS;</text:p>
      <text:p text:style-name="CDT"><text:s text:c="8"/>float itrsPerMs = 0;</text:p>
      <text:p text:style-name="CDT"><text:s text:c="8"/>if (millis != 0)</text:p>
      <text:p text:style-name="CDT"><text:s text:c="12"/>itrsPerMs = iterations/millis;</text:p>
      <text:p text:style-name="CDT"><text:s text:c="8"/>System.out.println(" <text:s text:c="3"/>Iterations per ms ---&gt; " + </text:p>
      <text:p text:style-name="CDT"><text:s text:c="28"/>itrsPerMs);</text:p>
      <text:p text:style-name="CDT"><text:s text:c="4"/>}</text:p>
      <text:p text:style-name="CDT"/>
      <text:p text:style-name="CDT"><text:s text:c="4"/>public static void main(String[] args) {</text:p>
      <text:p text:style-name="CDT"><text:s text:c="8"/>System.out.println("Warming up ...");</text:p>
      <text:p text:style-name="CDT"><text:s text:c="8"/>doTest(1000000L);</text:p>
      <text:p text:style-name="CDT"><text:s text:c="8"/>System.out.println("Warmup done.");</text:p>
      <text:p text:style-name="CDT"><text:s text:c="8"/>System.out.println("Starting measurement interval ...");</text:p>
      <text:p text:style-name="CDT"><text:s text:c="8"/>doTest(900000000L);</text:p>
      <text:p text:style-name="CDT"><text:s text:c="8"/>System.out.println("Measurement interval done.");</text:p>
      <text:p text:style-name="CDT"><text:s text:c="8"/>System.out.println("Test completed.");</text:p>
      <text:p text:style-name="CDT"><text:s text:c="4"/>}</text:p>
      <text:p text:style-name="CDT">}</text:p>
      <text:p text:style-name="CDT"/>
      <text:p text:style-name="Body"><text:s text:c="2"/>Notice in this example there is a warm-up period of one million iterations and a measurement interval of 900 million iterations. <text:s/>However, in doTest(), the call to method calcFibonacci(int n) can be identified as dead code and subsequently optimized into a no-op and eliminated. A no-op is defined as an operation or sequence of operations which has no effect on the state or output of a program. <text:s/>A dynamic compiler could potentially see that no data computed in calcFibonacci() escapes that method and may eliminate it. <text:s/>In other words, the dynamic compiler can determine that calcFibonacci() is a no-op and can eliminate the call to it as a performance <text:soft-page-break/>optimization. The above micro-benchmark executed with a JDK 6 HotSpot Server JVM on a 2 GHz AMD Turion running Solaris 10 produced the following output.</text:p>
      <text:p text:style-name="CDT1">Warming up ... <text:line-break/> <text:s text:c="3"/>Elapsed nanoseconds -&gt; 282928153 <text:line-break/> <text:s text:c="3"/>Iterations per ms -&gt; 3546.0 <text:line-break/>Warmup done.</text:p>
      <text:p text:style-name="CDT">Starting measurement interval ... <text:line-break/> <text:s text:c="3"/>Elapsed nanoseconds -&gt; 287452697 <text:line-break/> <text:s text:c="3"/>Iterations per ms -&gt; 313588.0 </text:p>
      <text:p text:style-name="CDT">Measurement interval done. <text:line-break/>Test completed. </text:p>
      <text:p text:style-name="CDT"/>
      <text:p text:style-name="Body">Comparing the iterations per millisecond during the warm-up period and measurement interval suggests the HotSpot Server dynamic compiler has managed to increase the performance of calculating the 25<text:span text:style-name="T1">th</text:span> Fibonacci number by almost 9000%. <text:s/>A speed up of 9000% does not make sense. This is pretty strong evidence there is something wrong with the implementation of this micro-benchmark.</text:p>
      <text:p text:style-name="Body">If this benchmark is updated with the following modifications the reported iterations per millisecond change drastically:</text:p>
      <text:p text:style-name="NL1">1.<text:tab/>Modify the doTest() method to store the returned result of the called method, calcFibonacci(int n).</text:p>
      <text:p text:style-name="NL">2.<text:tab/>Print the stored result returned from the called calcFibonacci(int n) method after the elapsed time has been calculated in the doTest() method.</text:p>
      <text:p text:style-name="Body">An updated implementation is shown below.</text:p>
      <text:p text:style-name="CDT1">public class DeadCode2 {</text:p>
      <text:p text:style-name="CDT"/>
      <text:p text:style-name="CDT"><text:s text:c="4"/>final private static long NANOS_PER_MS = 1000000L;</text:p>
      <text:p text:style-name="CDT"><text:s text:c="4"/>final private static int NUMBER = 25;</text:p>
      <text:p text:style-name="CDT"/>
      <text:p text:style-name="CDT"><text:s text:c="4"/>private static int calcFibonacci(int n) {</text:p>
      <text:p text:style-name="CDT"><text:s text:c="8"/>int result = 1;</text:p>
      <text:p text:style-name="CDT"><text:s text:c="8"/>int prev = -1;</text:p>
      <text:p text:style-name="CDT"><text:s text:c="8"/>int sum = 0;</text:p>
      <text:p text:style-name="CDT"><text:s text:c="8"/>for (int i = 0; i &lt;= n; i++) {</text:p>
      <text:p text:style-name="CDT"><text:s text:c="12"/>sum = prev + result;</text:p>
      <text:p text:style-name="CDT"><text:s text:c="12"/>prev = result;</text:p>
      <text:p text:style-name="CDT"><text:s text:c="12"/>result = sum;</text:p>
      <text:p text:style-name="CDT"><text:s text:c="8"/>}</text:p>
      <text:p text:style-name="CDT"><text:s text:c="8"/>return result;</text:p>
      <text:p text:style-name="CDT"><text:s text:c="4"/>}</text:p>
      <text:p text:style-name="CDT"/>
      <text:p text:style-name="CDT"><text:s text:c="4"/>private static void doTest(long iterations) {</text:p>
      <text:p text:style-name="CDT"><text:s text:c="8"/>int answer = 0;</text:p>
      <text:p text:style-name="CDT"><text:s text:c="8"/>long startTime = System.nanoTime();</text:p>
      <text:p text:style-name="CDT"><text:s text:c="8"/>for (long i = 0; i &lt; iterations; i++)</text:p>
      <text:p text:style-name="CDT"><text:s text:c="12"/>answer = calcFibonacci(NUMBER);</text:p>
      <text:p text:style-name="CDT"><text:s text:c="8"/>long elapsedTime = System.nanoTime() - startTime;</text:p>
      <text:p text:style-name="CDT"><text:s text:c="8"/>System.out.println(" <text:s text:c="3"/>Answer -&gt; " + answer);</text:p>
      <text:p text:style-name="CDT"><text:soft-page-break/><text:s text:c="8"/>System.out.println(" <text:s text:c="3"/>Elapsed nanoseconds -&gt; " +</text:p>
      <text:p text:style-name="CDT"><text:s text:c="28"/>elapsedTime);</text:p>
      <text:p text:style-name="CDT"><text:s text:c="8"/>float millis = elapsedTime / NANOS_PER_MS;</text:p>
      <text:p text:style-name="CDT"><text:s text:c="8"/>float itrsPerMs = 0;</text:p>
      <text:p text:style-name="CDT"><text:s text:c="8"/>if (millis != 0)</text:p>
      <text:p text:style-name="CDT"><text:s text:c="12"/>itrsPerMs = iterations/millis;</text:p>
      <text:p text:style-name="CDT"><text:s text:c="8"/>System.out.println(" <text:s text:c="3"/>Iterations per ms ---&gt; " +</text:p>
      <text:p text:style-name="CDT"><text:s text:c="28"/>itrsPerMs);</text:p>
      <text:p text:style-name="CDT"><text:s text:c="4"/>}</text:p>
      <text:p text:style-name="CDT"/>
      <text:p text:style-name="CDT"><text:s text:c="4"/>public static void main(String[] args) {</text:p>
      <text:p text:style-name="CDT"><text:s text:c="8"/>System.out.println("Warming up ...");</text:p>
      <text:p text:style-name="CDT"><text:s text:c="8"/>doTest(1000000L);</text:p>
      <text:p text:style-name="CDT"><text:s text:c="8"/>System.out.println("Warmup done.");</text:p>
      <text:p text:style-name="CDT"><text:s text:c="8"/>System.out.println("Starting measurement interval ...");</text:p>
      <text:p text:style-name="CDT"><text:s text:c="8"/>doTest(900000000L);</text:p>
      <text:p text:style-name="CDT"><text:s text:c="8"/>System.out.println("Measurement interval done.");</text:p>
      <text:p text:style-name="CDT"><text:s text:c="8"/>System.out.println("Test completed.");</text:p>
      <text:p text:style-name="CDT"><text:s text:c="4"/>}</text:p>
      <text:p text:style-name="CDT">}</text:p>
      <text:p text:style-name="CDT"/>
      <text:p text:style-name="Body">Executing this modified version produces the following output.</text:p>
      <text:p text:style-name="CDT1">Warming up ... <text:line-break/> <text:s text:c="3"/>Answer -&gt; 75025 <text:line-break/> <text:s text:c="3"/>Elapsed nanoseconds -&gt; 28212633 <text:line-break/> <text:s text:c="3"/>Iterations per ms -&gt; 35714.0 <text:line-break/>Warmup done. </text:p>
      <text:p text:style-name="CDT">Starting measurement interval ... <text:line-break/> <text:s text:c="3"/>Answer -&gt; 75025 <text:line-break/> <text:s text:c="3"/>Elapsed nanoseconds -&gt; 1655116813 <text:line-break/> <text:s text:c="3"/>Iterations per ms -&gt; 54380.0 </text:p>
      <text:p text:style-name="CDT">Measurement interval done. <text:line-break/>Test completed. </text:p>
      <text:p text:style-name="CDT"/>
      <text:p text:style-name="Body">Now, the difference between the reported iterations per millisecond between warm-up and measurement interval is about 150%. <text:s/>Observing a speed up of 150% is more believable than the 9000% observed in the earlier version of the micro-benchmark. <text:s/>But, if this version of the micro-benchmark is executed with the -XX:+PrintCompilation HotSpot JVM command line switch, there appears to be some compilation activity occurring during the measurement interval.</text:p>
      <text:p text:style-name="Body">Executing the modified micro-benchmark version above with the addition of the HotSpot JVM command line switch -XX:+PrintCompilation shows the following output.</text:p>
      <text:p text:style-name="CDT">Warming up ... <text:line-break/> 1 <text:s text:c="6"/>DeadCode2::calcFibonacci (31 bytes) <text:line-break/> 1% <text:s text:c="5"/>DeadCode2::doTest @ 9 (125 bytes) <text:line-break/> 1% <text:s/>made not entrant DeadCode2::doTest @ 9 (125 bytes) <text:line-break/> <text:s text:c="3"/>Answer -&gt; 75025 <text:line-break/> <text:s text:c="3"/>Elapsed nanoseconds -&gt; 38829269 <text:line-break/> <text:s text:c="3"/>Iterations per ms -&gt; 26315.0 <text:line-break/><text:soft-page-break/>Warmup done. </text:p>
      <text:p text:style-name="CDT">Starting measurement interval ...<text:line-break/> 2 <text:s text:c="6"/>DeadCode2::doTest (125 bytes) <text:line-break/> 2% <text:s text:c="5"/>DeadCode2::doTest @ 9 (125 bytes) <text:line-break/> <text:s text:c="3"/>Answer -&gt; 75025 <text:line-break/> <text:s text:c="3"/>Elapsed nanoseconds -&gt; 1650085855 <text:line-break/> <text:s text:c="3"/>Iterations per ms -&gt; 54545.0 </text:p>
      <text:p text:style-name="CDT">Measurement interval done. <text:line-break/>Test completed. </text:p>
      <text:p text:style-name="CDT"/>
      <text:p text:style-name="Body">The way to eliminate the compilation activity reported during a measurement interval is to add a second warm-up period. <text:s/>A second warm-up period can also help show whether the benchmark is indeed fully warmed by comparing the second warm-up period's iterations per millisecond to that which is reported by the measurement interval. <text:s/>Although there is compilation activity occurring during the second warm-up interval, if the second warm-up period is very long relative to the compilation activity time, then the iterations per millisecond should very close to the measurement interval iterations per millisecond.</text:p>
      <text:p text:style-name="Body">Below is a modified version of the micro-benchmark which includes a second warm-up period of the same length as the measurement interval.</text:p>
      <text:p text:style-name="CDT1">public class DeadCode3 {</text:p>
      <text:p text:style-name="CDT"/>
      <text:p text:style-name="CDT"><text:s text:c="4"/>final private static long NANOS_PER_MS = 1000000L;</text:p>
      <text:p text:style-name="CDT"><text:s text:c="4"/>final private static int NUMBER = 25;</text:p>
      <text:p text:style-name="CDT"/>
      <text:p text:style-name="CDT"><text:s text:c="4"/>private static int calcFibonacci(int n) {</text:p>
      <text:p text:style-name="CDT"><text:s text:c="8"/>int result = 1;</text:p>
      <text:p text:style-name="CDT"><text:s text:c="8"/>int prev = -1;</text:p>
      <text:p text:style-name="CDT"><text:s text:c="8"/>int sum = 0;</text:p>
      <text:p text:style-name="CDT"><text:s text:c="8"/>for (int i = 0; i &lt;= n; i++) {</text:p>
      <text:p text:style-name="CDT"><text:s text:c="12"/>sum = prev + result;</text:p>
      <text:p text:style-name="CDT"><text:s text:c="12"/>prev = result;</text:p>
      <text:p text:style-name="CDT"><text:s text:c="12"/>result = sum;</text:p>
      <text:p text:style-name="CDT"><text:s text:c="8"/>}</text:p>
      <text:p text:style-name="CDT"><text:s text:c="8"/>return result;</text:p>
      <text:p text:style-name="CDT"><text:s text:c="4"/>}</text:p>
      <text:p text:style-name="CDT"/>
      <text:p text:style-name="CDT"><text:s text:c="4"/>private static void doTest(long iterations) {</text:p>
      <text:p text:style-name="CDT"><text:s text:c="8"/>int answer = 0;</text:p>
      <text:p text:style-name="CDT"><text:s text:c="8"/>long startTime = System.nanoTime();</text:p>
      <text:p text:style-name="CDT"><text:s text:c="8"/>for (long i = 0; i &lt; iterations; i++)</text:p>
      <text:p text:style-name="CDT"><text:s text:c="12"/>answer = calcFibonacci(NUMBER);</text:p>
      <text:p text:style-name="CDT"><text:s text:c="8"/>long elapsedTime = System.nanoTime() - startTime;</text:p>
      <text:p text:style-name="CDT"><text:s text:c="8"/>System.out.println(" <text:s text:c="3"/>Answer -&gt; " + answer);</text:p>
      <text:p text:style-name="CDT"><text:s text:c="8"/>System.out.println(" <text:s text:c="3"/>Elapsed nanoseconds -&gt; " + </text:p>
      <text:p text:style-name="CDT"><text:s text:c="28"/>elapsedTime);</text:p>
      <text:p text:style-name="CDT"><text:s text:c="8"/>float millis = elapsedTime / NANOS_PER_MS;</text:p>
      <text:p text:style-name="CDT"><text:s text:c="8"/>float itrsPerMs = 0;</text:p>
      <text:p text:style-name="CDT"><text:s text:c="8"/>if (millis != 0)</text:p>
      <text:p text:style-name="CDT"><text:s text:c="12"/>itrsPerMs = iterations/millis;</text:p>
      <text:p text:style-name="CDT"><text:s text:c="8"/>System.out.println(" <text:s text:c="3"/>Iterations per ms ---&gt; " + </text:p>
      <text:p text:style-name="CDT"><text:soft-page-break/><text:s text:c="28"/>itrsPerMs);</text:p>
      <text:p text:style-name="CDT"><text:s text:c="4"/>}</text:p>
      <text:p text:style-name="CDT"/>
      <text:p text:style-name="CDT"><text:s text:c="4"/>public static void main(String[] args) {</text:p>
      <text:p text:style-name="CDT"><text:s text:c="8"/>System.out.println("Warming up ...");</text:p>
      <text:p text:style-name="CDT"><text:s text:c="8"/>doTest(1000000L);</text:p>
      <text:p text:style-name="CDT"><text:s text:c="8"/>System.out.println("1st warmup done.");</text:p>
      <text:p text:style-name="CDT"><text:s text:c="8"/>System.out.println("Starting 2nd warmup ...");</text:p>
      <text:p text:style-name="CDT"><text:s text:c="8"/>doTest(900000000L);</text:p>
      <text:p text:style-name="CDT"><text:s text:c="8"/>System.out.println("2nd warmup done.");</text:p>
      <text:p text:style-name="CDT"><text:s text:c="8"/>System.out.println("Starting measurement interval ...");</text:p>
      <text:p text:style-name="CDT"><text:s text:c="8"/>doTest(900000000L);</text:p>
      <text:p text:style-name="CDT"><text:s text:c="8"/>System.out.println("Measurement interval done.");</text:p>
      <text:p text:style-name="CDT"><text:s text:c="8"/>System.out.println("Test completed.");</text:p>
      <text:p text:style-name="CDT"><text:s text:c="4"/>}</text:p>
      <text:p text:style-name="CDT">}</text:p>
      <text:p text:style-name="CDT"/>
      <text:p text:style-name="BodyNoIndent">Below is the output from executing the modified version with the -XX:+PrintCompilation HotSpot command line switch.</text:p>
      <text:p text:style-name="CDT">Warming up ... <text:line-break/> 1 <text:s text:c="6"/>DeadCode3::calcFibonacci (31 bytes) <text:line-break/> 1% <text:s text:c="5"/>DeadCode3::doTest @ 9 (124 bytes) <text:line-break/> 1% <text:s/>made not entrant <text:s/>DeadCode3::doTest @ 9 (124 bytes) <text:line-break/> <text:s text:c="3"/>Answer -&gt; 75025 <text:line-break/> <text:s text:c="3"/>Elapsed nanoseconds -&gt; 40455272 <text:line-break/> <text:s text:c="3"/>Iterations per ms -&gt; 25000.0 <text:line-break/>1st warmup done. </text:p>
      <text:p text:style-name="CDT">Starting 2nd warmup ... <text:line-break/> 2 <text:s text:c="6"/>DeadCode3::doTest (124 bytes) <text:line-break/> 2% <text:s text:c="5"/>DeadCode3::doTest @ 9 (124 bytes) <text:line-break/> <text:s text:c="3"/>Answer -&gt; 75025 <text:line-break/> <text:s text:c="3"/>Elapsed nanoseconds -&gt; 1926823821 <text:line-break/> <text:s text:c="3"/>Iterations per ms -&gt; 46728.0</text:p>
      <text:p text:style-name="CDT">2nd warmup done. </text:p>
      <text:p text:style-name="CDT">Starting measurement interval ... <text:line-break/> <text:s text:c="3"/>Answer -&gt; 75025 <text:line-break/> <text:s text:c="3"/>Elapsed nanoseconds -&gt; 1898913343 <text:line-break/> <text:s text:c="3"/>Iterations per ms -&gt; 47418.0</text:p>
      <text:p text:style-name="CDT">Measurement interval done. <text:line-break/>Test completed. </text:p>
      <text:p text:style-name="CDT"/>
      <text:p text:style-name="Body">By adding the second warm-up period, compilation activity no longer occurs in the measurement interval. <text:s/>In addition, comparing the iterations per millisecond in the second warm-up period to that of the measurement interval, the cost of the compilation activity during the second warm-up period is very small, less than 700 iterations per millisecond, or about a 1.5% difference.</text:p>
      <text:p text:style-name="Body">To reduce the chances of code in micro-benchmarks from being identified as being dead code or drastically simplified, the following programming practices should be integrated:</text:p>
      <text:list text:style-name="L7">
        <text:list-item>
          <text:p text:style-name="P9">Make the computation non-trivial.</text:p>
        </text:list-item>
        <text:list-item>
          <text:p text:style-name="P8"><text:soft-page-break/>Print computation results immediately outside of the measurement interval or store the computed results for printing outside the measurement interval</text:p>
        </text:list-item>
      </text:list>
      <text:p text:style-name="Body">To make the computation non-trivial pass in arguments to the methods being measured and return a computation result from methods being measured. <text:s/>Additionally, vary the number of iterations used in the measurement interval within the benchmark or alternatively in difference runs of the benchmark. Then, compare the iterations per second values to if see they are remaining consistent as the number of iterations is varied while also tracking the behavior of the dynamic compiler with the HotSpot JVM command line switch -XX:+PrintCompilation.</text:p>
      <text:p text:style-name="HD">Inlining</text:p>
      <text:p text:style-name="Body">The HotSpot JVM Client and Server dynamic compilers also has the ability to inline methods. This means that the target method at a call site is expanded into the calling method. <text:s/>This is done by the dynamic compiler to reduce the call overhead in calling methods and results in faster execution. <text:s text:c="2"/>In addition, the inlined code may provide further optimization opportunities in that the combined code may be simplified or eliminated in ways not possible without inlining. Inlining can also produce surprising observations in micro-benchmarks. <text:s/>This section presents an example which illustrates what can happen to a micro-benchmark as a result of inlining optimization decisions made by the HotSpot Client dynamic compiler. </text:p>
      <text:p text:style-name="Body">Consider the following micro-benchmark which attempts to measure the performance of String.equals(String s) when both String objects are the same String object.</text:p>
      <text:p text:style-name="CDT1">public class SimpleExample { </text:p>
      <text:p text:style-name="CDT"/>
      <text:p text:style-name="CDT"><text:s text:c="4"/>final private static long ITERATIONS = 5000000000L; </text:p>
      <text:p text:style-name="CDT"><text:s text:c="4"/>final private static long WARMUP = 10000000L; </text:p>
      <text:p text:style-name="CDT"><text:s text:c="4"/>final private static long NANOS_PER_MS = 1000L * 1000L; </text:p>
      <text:p text:style-name="CDT"/>
      <text:p text:style-name="CDT"><text:s text:c="4"/>private static boolean equalsTest(String s) { </text:p>
      <text:p text:style-name="CDT"><text:s text:c="8"/>boolean b = s.equals(s); </text:p>
      <text:p text:style-name="CDT"><text:s text:c="8"/>return b; </text:p>
      <text:p text:style-name="CDT"><text:s text:c="4"/>} </text:p>
      <text:p text:style-name="CDT"/>
      <text:p text:style-name="CDT"><text:s text:c="4"/>private static long doTest(long n) { </text:p>
      <text:p text:style-name="CDT"><text:s text:c="8"/>long start = System.nanoTime(); </text:p>
      <text:p text:style-name="CDT"><text:s text:c="8"/>for (long i = 0; i &lt; n; i++) { </text:p>
      <text:p text:style-name="CDT"><text:s text:c="12"/>equalsTest("ABC"); </text:p>
      <text:p text:style-name="CDT"><text:s text:c="8"/>} </text:p>
      <text:p text:style-name="CDT"><text:s text:c="8"/>long end = System.nanoTime(); </text:p>
      <text:p text:style-name="CDT"><text:s text:c="8"/>return end - start; </text:p>
      <text:p text:style-name="CDT"><text:s text:c="4"/>} </text:p>
      <text:p text:style-name="CDT"/>
      <text:p text:style-name="CDT"><text:s text:c="4"/>private static void printStats(long n, long nanos) {</text:p>
      <text:p text:style-name="CDT"><text:s text:c="8"/>float itrsPerMs = 0;</text:p>
      <text:p text:style-name="CDT"><text:s text:c="8"/>float millis = nanos/NANOS_PER_MS;</text:p>
      <text:p text:style-name="CDT"><text:s text:c="8"/>if (millis != 0) {</text:p>
      <text:p text:style-name="CDT"><text:s text:c="12"/>itrsPerMs = n/(nanos/NANOS_PER_MS);</text:p>
      <text:p text:style-name="CDT"><text:s text:c="8"/>}</text:p>
      <text:p text:style-name="CDT"><text:s text:c="8"/>System.out.println(" <text:s text:c="3"/>Elapsed time in ms -&gt; " + millis);</text:p>
      <text:p text:style-name="CDT"><text:s text:c="8"/>System.out.println(" <text:s text:c="3"/>Iterations / ms ----&gt; " + itrsPerMs);</text:p>
      <text:p text:style-name="CDT"><text:s text:c="4"/>}</text:p>
      <text:p text:style-name="CDT"><text:soft-page-break/></text:p>
      <text:p text:style-name="CDT"><text:s text:c="4"/>public static void main(String[] args) { </text:p>
      <text:p text:style-name="CDT"><text:s text:c="8"/>System.out.println("Warming up ..."); </text:p>
      <text:p text:style-name="CDT"/>
      <text:p text:style-name="CDT"><text:s text:c="8"/>long nanos = doTest(WARMUP); </text:p>
      <text:p text:style-name="CDT"><text:s text:c="8"/>System.out.println("1st warm up done."); </text:p>
      <text:p text:style-name="CDT"><text:s text:c="8"/>printStats(WARMUP, nanos); </text:p>
      <text:p text:style-name="CDT"/>
      <text:p text:style-name="CDT"><text:s text:c="8"/>System.out.println("Starting 2nd warmup ..."); </text:p>
      <text:p text:style-name="CDT"><text:s text:c="8"/>nanos = doTest(WARMUP); </text:p>
      <text:p text:style-name="CDT"><text:s text:c="8"/>System.out.println("2nd warm up done."); </text:p>
      <text:p text:style-name="CDT"><text:s text:c="8"/>printStats(WARMUP, nanos); </text:p>
      <text:p text:style-name="CDT"/>
      <text:p text:style-name="CDT"><text:s text:c="8"/>System.out.println("Starting measurement interval ..."); </text:p>
      <text:p text:style-name="CDT"><text:s text:c="8"/>nanos = doTest(ITERATIONS); </text:p>
      <text:p text:style-name="CDT"><text:s text:c="8"/>System.out.println("Measurement interval done."); </text:p>
      <text:p text:style-name="CDT"><text:s text:c="8"/>System.out.println("Test complete."); </text:p>
      <text:p text:style-name="CDT"><text:s text:c="8"/>printStats(ITERATIONS, nanos); </text:p>
      <text:p text:style-name="CDT"><text:s text:c="4"/>} </text:p>
      <text:p text:style-name="CDT">} </text:p>
      <text:p text:style-name="Body">Based on the information presented in the <text:span text:style-name="T3">Optimizing Away Dead Code</text:span> section in this chapter, the SimpleExample.equalsTest(“ABC”) method call from within the for / loop in method doTest() could be optimized away into dead code since the result of the call to method SimpleExample.equalsTest(String s) never escapes the SimpleExample.doTest(long n) method. <text:s/>However, executing the above micro-benchmark with a JDK 6 HotSpot Client JVM suggests this is not the case. <text:s/>The output below is from a JDK 6 HotSpot Client JVM executing the micro-benchmark above using the -XX:+PrintCompilation command line switch.</text:p>
      <text:p text:style-name="CDT">Warming up ... </text:p>
      <text:p text:style-name="CDT"><text:s/>1 <text:s text:c="6"/>java.lang.String::hashCode (60 bytes) <text:line-break/> 2 <text:s text:c="6"/>java.lang.String::charAt (33 bytes) <text:line-break/> 3 <text:s text:c="6"/>java.lang.String::equals (88 bytes) <text:line-break/> 4 <text:s text:c="6"/>SimpleExample::equalsTest (8 bytes) <text:line-break/> 1% <text:s text:c="5"/>SimpleExample::doTest @ 7 (39 bytes) <text:line-break/>1st warm up done. <text:line-break/>Elapsed time in ms -&gt; 96<text:line-break/>Iterations / ms ----&gt; 104166</text:p>
      <text:p text:style-name="CDT"><text:s text:c="2"/>5 <text:s text:c="6"/>java.lang.String::indexOf (151 bytes)</text:p>
      <text:p text:style-name="CDT">Starting 2nd warmup ... </text:p>
      <text:p text:style-name="CDT"><text:s text:c="2"/>6 <text:s text:c="6"/>SimpleExample::doTest (39 bytes) </text:p>
      <text:p text:style-name="CDT">2nd warm up done. </text:p>
      <text:p text:style-name="CDT"><text:s text:c="4"/>Elapsed time in ms -&gt; 95 </text:p>
      <text:p text:style-name="CDT"><text:s text:c="4"/>Iterations / ms ----&gt; 105263 </text:p>
      <text:p text:style-name="CDT">Starting measurement interval ... </text:p>
      <text:p text:style-name="CDT">Measurement interval done. </text:p>
      <text:p text:style-name="CDT">Test complete. </text:p>
      <text:p text:style-name="CDT"><text:s text:c="4"/>Elapsed time in ms -&gt; 42870 </text:p>
      <text:p text:style-name="CDT"><text:s text:c="4"/>Iterations / ms ----&gt; 116631 </text:p>
      <text:p text:style-name="CDT"/>
      <text:p text:style-name="Body">The output above shows there is very small improvement in the iterations per milli-second between the first warm-up period and the second warm-up period or measurement interval. <text:s/>It is less than 20%. <text:s/>The output also shows dynamic compiler optimizations were performed for String.equals(), SimpleExample.equalsTest() and <text:soft-page-break/>SimpleExample.doTest(). <text:s/>Although the dynamic compiler has performed optimizations for those methods, it may not have optimized any part of the micro-benchmark into dead code. <text:s/>To gain a further understanding of what is happening with a micro-benchmark and the dynamic compiler, a HotSpot debug JVM can be used. <text:s/>A HotSpot debug JVM has additional instrumentation enabled within it so more can be learned about what the JVM is doing as it is executing a program.</text:p>
      <text:p text:style-name="TIH">HotSpot debug JVMs with support for JDK 6 and later can be downloaded from the OpenJDK open source project on java.net at, <text:a xlink:type="simple" xlink:href="https://openjdk.dev.java.net/">https://openjdk.dev.java.net</text:a>.</text:p>
      <text:p text:style-name="P10">With a HotSpot debug JVM additional information about the optimizations and decisions made by the dynamic compiler can be observed. <text:s/>For example, with a HotSpot debug JVM a micro-benchmark executed with the -XX:+PrintInlining command line switch will report which methods have been inlined. <text:s/>Executing this micro-benchmark with a HotSpot debug JVM using the -XX:+PrintInlining command line switch, as shown below, indicates String.equals(String s) is not inlined since the String.equals(String s) method is too large.</text:p>
      <text:p text:style-name="CDT1"><text:s text:c="3"/>- @ 2 <text:s text:c="2"/>java.lang.String::equals (88 bytes) <text:s/>callee is too large</text:p>
      <text:p text:style-name="CDT"><text:s text:c="5"/>@ 16 <text:s text:c="2"/>SimpleExample::equalsTest (8 bytes)</text:p>
      <text:p text:style-name="CDT"><text:s text:c="5"/>- @ 2 <text:s text:c="2"/>java.lang.String::equals (88 bytes) <text:s/>callee is too large</text:p>
      <text:p text:style-name="Body"/>
      <text:p text:style-name="Body">The output suggests that increasing the inlining size could result in the String.equals(Object o) being inlined since the output says 88 bytes of byte code from String.equals(Object o) is too large to be inlined. <text:s/>The output below shows the effect of increasing the inlining size to 100 bytes of byte code using the HotSpot command line switch -XX:MaxInlineSize=100 to inline the String.equals(Object o) method. The micro-benchmark reported results change rather dramatically as illustrated below. </text:p>
      <text:p text:style-name="CDT1">Warming up ... </text:p>
      <text:p text:style-name="CDT"><text:s/>1 <text:s text:c="6"/>java.lang.String::hashCode (60 bytes) <text:line-break/> 2 <text:s text:c="6"/>java.lang.String::charAt (33 bytes) <text:line-break/> 3 <text:s text:c="6"/>java.lang.String::equals (88 bytes) <text:line-break/> 4 <text:s text:c="6"/>SimpleExample::equalsTest (8 bytes) <text:line-break/> 1% <text:s text:c="5"/>SimpleExample::doTest @ 7 (39 bytes) <text:line-break/>1st warm up done. <text:line-break/>Elapsed time in ms -&gt; 21 <text:line-break/>Iterations / ms ----&gt; 476190 <text:line-break/> 5 <text:s text:c="6"/>SimpleExample::doTest (39 bytes) <text:line-break/>2nd warm up done.</text:p>
      <text:p text:style-name="CDT"><text:s/>6 <text:s text:c="6"/>java.lang.String::indexOf (151 bytes) <text:line-break/>Elapsed time in ms -&gt; 18 <text:line-break/>Iterations / ms ----&gt; 555555 <text:line-break/>Test complete. <text:line-break/>Elapsed time in ms -&gt; 8768 <text:line-break/>Iterations / ms ----&gt; 570255 </text:p>
      <text:p text:style-name="CDT"/>
      <text:p text:style-name="Body">The output again reports the same methods are dynamically compiled. But, comparing the elapsed time reported to execute the warm-up periods and measurement interval to the time reported to execute the warm-up periods and measurement interval when -XX:MaxInlineSize=100 is not specified is quite different. <text:s/>For example, previously 96, 95 and 42870 milliseconds were reported respectively. <text:s/>But, after specifying -XX:MaxInlineSize=100, reported elapsed times dropped to 21, 18 and 8,768 milliseconds respectively. <text:s/>What happened? <text:s/>Can inlining possibly increase the performance of a method that much? <text:s/>The HotSpot debug JVM can be used to confirm the String.equals(Object o) method is inlined when -XX:MaxInlineSize=100 is added by using -XX:+PrintInlining switch and executing the micro-benchmark. <text:s/>The output below confirms the <text:soft-page-break/>String.equals(Object o) method is indeed inlined which was not inlined in a previous run when not explicitly setting -XX:MaxInlineSize=100.</text:p>
      <text:p text:style-name="CDT1"><text:s text:c="7"/>@ 2 <text:s text:c="2"/>java.lang.String::equals (88 bytes)</text:p>
      <text:p text:style-name="CDT"><text:s text:c="7"/>@ 16 <text:s text:c="2"/>SimpleExample::equalsTest (8 bytes)</text:p>
      <text:p text:style-name="CDT"><text:s text:c="9"/>@ 2 <text:s text:c="2"/>java.lang.String::equals (88 bytes)</text:p>
      <text:p text:style-name="Body"/>
      <text:p text:style-name="Body">Based on the reported elapsed time and iterations per millisecond, the micro-benchmark is now starting to look a like a candidate for a modern JVM dynamic compiler identifying dead code and eliminating it as an optimization, similar to what was discussed in the <text:span text:style-name="T3">Optimizing Away Dead Code</text:span> section in this chapter. <text:s/>By setting the inlined size so that String.equals(Object o) was inlined resulted in the dynamic compiler identifying dead code in the micro-benchmark and optimizing it away. <text:s/>Capturing a profile of both configurations, one using -XX:MaxInlineSize=100 and one without, using a profiler such as Sun's Collector / Analyzer where the generated assembly code can be viewed, can show that the HotSpot Client dynamic compiler will indeed identify dead code and optimize away the call to String.equals(Object o). <text:s/>For tips on how to capture a profile and view assembly language instructions generated by the HotSpot dynamic compilers with Sun Collector / Analyzer, see chapters <text:span text:style-name="T3">Profiling</text:span> and <text:span text:style-name="T3">Profiling Tips &amp; Tricks</text:span>. The generated assembly code can also be viewed using a HotSpot debug JVM and adding the HotSpot -XX:+PrintOptoAssembly command line switch. <text:s/>The generated assembly code is printed as standard output by default and can be saved to a file by redirecting standard output to a file. </text:p>
      <text:p text:style-name="Body">If the same micro-benchmark is executed in a HotSpot Server JVM, the reported performance will be similar to that seen by the HotSpot Client JVM when explicitly setting -XX:MaxInlineSize=100. <text:s/>The HotSpot Server JVM's dynamic compiler in its default configuration will inline and identify dead code in this micro-benchmark since its uses more aggressive inlining policies. This does not imply you should always use the HotSpot Server JVM or go through an exercise of collecting inlining data from a debug HotSpot JVM and then trying to set -XX:MaxInlineSize to an optimal size for your application. Both the HotSpot Server JVM and HotSpot Client JVM have undergone rigorous performance testing of a large number of benchmarks and workloads. <text:s/>It is only after careful analysis of the performance data has the default inlining size been chosen. <text:s/></text:p>
      <text:p text:style-name="Body">Obviously this micro-benchmark presented in this section would require some modifications to more accurately measure the performance of a String.equals(Object o) operation where the object being compared is the same String such as those modifications described earlier in the <text:span text:style-name="T3">Optimizing Away Dead Code</text:span> section. <text:s/>But, that was not the intent of this section. <text:s/>Rather the purpose of this section was to illustrate the potential effects inlining can have on the observed results of a micro-benchmark. <text:s/>Using a HotSpot debug JVM to observe inlining decisions made by HotSpot can help avoid some of the pitfalls which may occur as a result of inlining decisions made by the HotSpot dynamic compiler. <text:s/>Additionally, capturing profiles with Sun Collector / Analyzer and viewing the generated assembly code can help identify whether the dynamic compiler is identifying dead code and optimizing away that dead code.</text:p>
      <text:p text:style-name="Body">When developing a micro-benchmark to model the behavior of a larger benchmark or application, be aware of the potential impact inlining can have on the results of a micro-benchmark implementation. <text:s/>If a micro-benchmark does not sufficiently model a target operation of interest where methods in the micro-benchmark may or may not get inlined in a similar way as they would in a target application can lead to some misleading conclusions.</text:p>
      <text:p text:style-name="HD">De-optimization</text:p>
      <text:p text:style-name="Body">Dynamic compilers are widely known for their ability to perform optimizations. <text:s/>But, there are situations when dynamic compilers will perform de-optimizations. <text:s/>For example, once a Java application starts running, methods become hot, the dynamic compiler will make optimization decisions based what it has learned from the executing program. <text:s/>There are cases where the optimization decisions made may turn out to be incorrect. <text:s/>When the dynamic compiler notices it has made an incorrect decision in a previous optimization, the dynamic compiler performs a de-optimization. A dynamic compiler de-optimization often times will, a short time later, be followed by a re-optimization once a number of execution times threshold has been reached. The mere fact that de-<text:soft-page-break/>optimizations may occur suggests that such an event could happen while executing a benchmark or micro-benchmark. Not recognizing that a de-optimization event has occurred may result in an incorrect performance conclusion. <text:s/>In this section an example is provided in which initial optimizations made by a HotSpot Server dynamic compiler are followed by de-optimizations and re-optimizations. <text:s/></text:p>
      <text:p text:style-name="Body">Below is a declaration for a Shape interface, which has one method called area(). Below the Shape interface are class declarations for Square, Rectangle and RightTriangle which implement the Shape interface.</text:p>
      <text:p text:style-name="CDT1">// Shape interface</text:p>
      <text:p text:style-name="CDT">public interface Shape { </text:p>
      <text:p text:style-name="CDT"><text:s text:c="4"/>public double area(); </text:p>
      <text:p text:style-name="CDT">} </text:p>
      <text:p text:style-name="CDT"/>
      <text:p text:style-name="CDT">// Square class</text:p>
      <text:p text:style-name="CDT">public class Square implements Shape { </text:p>
      <text:p text:style-name="CDT"/>
      <text:p text:style-name="CDT"><text:s text:c="4"/>final private double side; </text:p>
      <text:p text:style-name="CDT"/>
      <text:p text:style-name="CDT"><text:s text:c="4"/>public Square(double side) { </text:p>
      <text:p text:style-name="CDT"><text:s text:c="8"/>this.side = side; </text:p>
      <text:p text:style-name="CDT"><text:s text:c="4"/>} </text:p>
      <text:p text:style-name="CDT"><text:s/></text:p>
      <text:p text:style-name="CDT"><text:s text:c="4"/>private Square(){side = 0;} </text:p>
      <text:p text:style-name="CDT"/>
      <text:p text:style-name="CDT"><text:s text:c="4"/>public double area() { </text:p>
      <text:p text:style-name="CDT"><text:s text:c="8"/>return side * side; </text:p>
      <text:p text:style-name="CDT"><text:s text:c="4"/>}</text:p>
      <text:p text:style-name="CDT">} </text:p>
      <text:p text:style-name="CDT"/>
      <text:p text:style-name="CDT">// Rectangle class</text:p>
      <text:p text:style-name="CDT">public class Rectangle implements Shape { </text:p>
      <text:p text:style-name="CDT"/>
      <text:p text:style-name="CDT"><text:s text:c="4"/>final private double length, width; </text:p>
      <text:p text:style-name="CDT"/>
      <text:p text:style-name="CDT"><text:s text:c="4"/>public Rectangle(double length, double width) { </text:p>
      <text:p text:style-name="CDT"><text:s text:c="8"/>this.length = length;</text:p>
      <text:p text:style-name="CDT"><text:s text:c="8"/>this.width = width; </text:p>
      <text:p text:style-name="CDT"><text:s text:c="4"/>} </text:p>
      <text:p text:style-name="CDT"><text:s/></text:p>
      <text:p text:style-name="CDT"><text:s text:c="4"/>private Rectangle(){length = width = 0;} </text:p>
      <text:p text:style-name="CDT"/>
      <text:p text:style-name="CDT"><text:s text:c="4"/>public double area() { </text:p>
      <text:p text:style-name="CDT"><text:s text:c="8"/>return length * width; </text:p>
      <text:p text:style-name="CDT"><text:s text:c="4"/>} </text:p>
      <text:p text:style-name="CDT">} </text:p>
      <text:p text:style-name="CDT"/>
      <text:p text:style-name="CDT">// RightTriangle class</text:p>
      <text:p text:style-name="CDT">public class RightTriangle implements Shape { </text:p>
      <text:p text:style-name="CDT"/>
      <text:p text:style-name="CDT"><text:s text:c="4"/>final private double base, height; </text:p>
      <text:p text:style-name="CDT"><text:soft-page-break/></text:p>
      <text:p text:style-name="CDT"><text:s text:c="4"/>public RightTriangle(double base, double height) { </text:p>
      <text:p text:style-name="CDT"><text:s text:c="8"/>this.base = base;</text:p>
      <text:p text:style-name="CDT"><text:s text:c="8"/>this.height = height; </text:p>
      <text:p text:style-name="CDT"><text:s text:c="4"/>} </text:p>
      <text:p text:style-name="CDT"><text:s/></text:p>
      <text:p text:style-name="CDT"><text:s text:c="4"/>private RightTriangle(){base = height = 0;} </text:p>
      <text:p text:style-name="CDT"/>
      <text:p text:style-name="CDT"><text:s text:c="4"/>public double area() { </text:p>
      <text:p text:style-name="CDT"><text:s text:c="8"/>return .5 * base * height; <text:s/></text:p>
      <text:p text:style-name="CDT"><text:s text:c="4"/>}</text:p>
      <text:p text:style-name="CDT">} </text:p>
      <text:p text:style-name="Body">Consider the following micro-benchmark implementation which has the objective to compare the time it takes to calculate the area for each of the Shapes; Square, Rectangle and RightTriangle.</text:p>
      <text:p text:style-name="CDT1">public class Area { </text:p>
      <text:p text:style-name="CDT"><text:s text:c="4"/>final static long ITERATIONS = 5000000000L; </text:p>
      <text:p text:style-name="CDT"><text:s text:c="4"/>final static long NANOS_PER_MS = (1000L * 1000L); </text:p>
      <text:p text:style-name="CDT"><text:s text:c="4"/>final static StringBuilder sb = new StringBuilder(); </text:p>
      <text:p text:style-name="CDT"/>
      <text:p text:style-name="CDT"><text:s text:c="4"/>private static void printStats(String s, long n, </text:p>
      <text:p text:style-name="CDT"><text:s text:c="35"/>long elapsedTime){ </text:p>
      <text:p text:style-name="CDT"><text:s text:c="8"/>float millis = elapsedTime / NANOS_PER_MS;</text:p>
      <text:p text:style-name="CDT"><text:s text:c="8"/>float rate = 0;</text:p>
      <text:p text:style-name="CDT"><text:s text:c="8"/>if (millis != 0) {</text:p>
      <text:p text:style-name="CDT"><text:s text:c="12"/>rate = n / millis;</text:p>
      <text:p text:style-name="CDT"><text:s text:c="8"/>}</text:p>
      <text:p text:style-name="CDT"><text:s text:c="8"/>System.out.println(s + ": Elapsed time in ms -&gt; " + millis); </text:p>
      <text:p text:style-name="CDT"><text:s text:c="8"/>System.out.println(s + ": Iterations per ms --&gt; " + rate); </text:p>
      <text:p text:style-name="CDT"><text:s text:c="4"/>} </text:p>
      <text:p text:style-name="CDT"/>
      <text:p text:style-name="CDT"><text:s text:c="4"/>private static long doTest(String str, Shape s, long n) { </text:p>
      <text:p text:style-name="CDT"><text:s text:c="8"/>double area = 0; </text:p>
      <text:p text:style-name="CDT"><text:s text:c="8"/>long start = System.nanoTime(); </text:p>
      <text:p text:style-name="CDT"><text:s text:c="8"/>for (long i = 0; i &lt; n; i++) { </text:p>
      <text:p text:style-name="CDT"><text:s text:c="12"/>area = s.area(); </text:p>
      <text:p text:style-name="CDT"><text:s text:c="8"/>} </text:p>
      <text:p text:style-name="CDT"><text:s text:c="8"/>long elapsedTime = System.nanoTime() - start; </text:p>
      <text:p text:style-name="CDT"><text:s text:c="8"/>sb.append(str).append(area); </text:p>
      <text:p text:style-name="CDT"><text:s text:c="8"/>System.out.println(sb.toString()); </text:p>
      <text:p text:style-name="CDT"><text:s text:c="8"/>sb.setLength(0); </text:p>
      <text:p text:style-name="CDT"><text:s text:c="8"/>return elapsedTime; </text:p>
      <text:p text:style-name="CDT"><text:s text:c="4"/>} </text:p>
      <text:p text:style-name="CDT"><text:s text:c="8"/></text:p>
      <text:p text:style-name="CDT"><text:s text:c="4"/>public static void main(String[] args) { </text:p>
      <text:p text:style-name="CDT"><text:s text:c="8"/>String areaStr = " <text:s text:c="3"/>Area: "; </text:p>
      <text:p text:style-name="CDT"><text:s text:c="8"/>Shape s = new Square(25.33); </text:p>
      <text:p text:style-name="CDT"><text:s text:c="8"/>Shape r = new Rectangle(20.75, 30.25); </text:p>
      <text:p text:style-name="CDT"><text:s text:c="8"/>Shape rt = new RightTriangle(20.50, 30.25); </text:p>
      <text:p text:style-name="CDT"><text:soft-page-break/></text:p>
      <text:p text:style-name="CDT"><text:s text:c="8"/>System.out.println("Warming up ..."); </text:p>
      <text:p text:style-name="CDT"><text:s text:c="8"/>long elapsedTime = doTest(areaStr, s, ITERATIONS); </text:p>
      <text:p text:style-name="CDT"><text:s text:c="8"/>printStats(" <text:s text:c="3"/>Square", ITERATIONS, elapsedTime); </text:p>
      <text:p text:style-name="CDT"><text:s text:c="8"/>elapsedTime = doTest(areaStr, r, ITERATIONS); </text:p>
      <text:p text:style-name="CDT"><text:s text:c="8"/>printStats(" <text:s text:c="3"/>Rectangle", ITERATIONS, elapsedTime); </text:p>
      <text:p text:style-name="CDT"><text:s text:c="8"/>elapsedTime = doTest(areaStr, rt, ITERATIONS); </text:p>
      <text:p text:style-name="CDT"><text:s text:c="8"/>printStats(" <text:s text:c="3"/>Right Triangle", ITERATIONS, elapsedTime); </text:p>
      <text:p text:style-name="CDT"><text:s text:c="8"/>System.out.println("1st warmup done."); </text:p>
      <text:p text:style-name="CDT"/>
      <text:p text:style-name="CDT"><text:s text:c="8"/>System.out.println("Starting 2nd warmup ..."); </text:p>
      <text:p text:style-name="CDT"><text:s text:c="8"/>elapsedTime = doTest(areaStr, s, ITERATIONS); </text:p>
      <text:p text:style-name="CDT"><text:s text:c="8"/>printStats(" <text:s text:c="3"/>Square", ITERATIONS, elapsedTime); </text:p>
      <text:p text:style-name="CDT"><text:s text:c="8"/>elapsedTime = doTest(areaStr, r, ITERATIONS); </text:p>
      <text:p text:style-name="CDT"><text:s text:c="8"/>printStats(" <text:s text:c="3"/>Rectangle", ITERATIONS, elapsedTime); </text:p>
      <text:p text:style-name="CDT"><text:s text:c="8"/>elapsedTime = doTest(areaStr, rt, ITERATIONS); </text:p>
      <text:p text:style-name="CDT"><text:s text:c="8"/>printStats(" <text:s text:c="3"/>Right Triangle", ITERATIONS, elapsedTime); </text:p>
      <text:p text:style-name="CDT"><text:s text:c="8"/>System.out.println("2nd warmup done."); </text:p>
      <text:p text:style-name="CDT"/>
      <text:p text:style-name="CDT"><text:s text:c="8"/>System.out.println("Starting measurement intervals ..."); </text:p>
      <text:p text:style-name="CDT"><text:s text:c="8"/>elapsedTime = doTest(areaStr, s, ITERATIONS); </text:p>
      <text:p text:style-name="CDT"><text:s text:c="8"/>printStats(" <text:s text:c="3"/>Square", ITERATIONS, elapsedTime); </text:p>
      <text:p text:style-name="CDT"><text:s text:c="8"/>elapsedTime = doTest(areaStr, r, ITERATIONS); </text:p>
      <text:p text:style-name="CDT"><text:s text:c="8"/>printStats(" <text:s text:c="3"/>Rectangle", ITERATIONS, elapsedTime); </text:p>
      <text:p text:style-name="CDT"><text:s text:c="8"/>elapsedTime = doTest(areaStr, rt, ITERATIONS); </text:p>
      <text:p text:style-name="CDT"><text:s text:c="8"/>printStats(" <text:s text:c="3"/>Right Triangle", ITERATIONS, elapsedTime); </text:p>
      <text:p text:style-name="CDT"><text:s text:c="8"/>System.out.println("Measurement intervals done."); </text:p>
      <text:p text:style-name="CDT"><text:s text:c="4"/>} </text:p>
      <text:p text:style-name="CDT">}</text:p>
      <text:p text:style-name="Body"/>
      <text:p text:style-name="Body">This implementation uses two warm-up periods along with a measurement interval for calculating the area of a Square, Rectangle and RightTriangle. <text:s/>Both elapsed time in milliseconds and the number of iterations per millisecond are reported in each interval. <text:s/>As shown in the output below, executing this micro-benchmark with JDK 6 HotSpot Server JVM produces some surprising results. <text:s/>When comparing the elapsed time and iterations per millisecond between the first warm-up period and second warm-up period, the performance of calculating a Square's area has decreased by about 29%. <text:s/>Additionally, comparing the elapsed time and iterations per millisecond between the first warm-up period and the measurement interval also shows a decrease of about 29%.</text:p>
      <text:p text:style-name="CDT1">Warming up ... </text:p>
      <text:p text:style-name="CDT"><text:s text:c="4"/>Area: 641.6089 </text:p>
      <text:p text:style-name="CDT"><text:s text:c="4"/>Square: Elapsed time in ms -&gt; 11196 </text:p>
      <text:p text:style-name="CDT"><text:s text:c="4"/>Square: Iterations per ms --&gt; 446588 </text:p>
      <text:p text:style-name="CDT"><text:s text:c="4"/>Area: 627.6875 </text:p>
      <text:p text:style-name="CDT"><text:s text:c="4"/>Rectangle: Elapsed time in ms -&gt; 17602 </text:p>
      <text:p text:style-name="CDT"><text:s text:c="4"/>Rectangle: Iterations per ms --&gt; 284058 </text:p>
      <text:p text:style-name="CDT"><text:s text:c="4"/>Area: 310.0625 </text:p>
      <text:p text:style-name="CDT"><text:s text:c="4"/>Right Triangle: Elapsed time in ms -&gt; 33894 </text:p>
      <text:p text:style-name="CDT"><text:s text:c="4"/>Right Triangle: Iterations per ms --&gt; 147518 </text:p>
      <text:p text:style-name="CDT">1st warmup done. </text:p>
      <text:p text:style-name="CDT">Starting 2nd warmup ... </text:p>
      <text:p text:style-name="CDT"><text:soft-page-break/><text:s text:c="4"/>Area: 641.6089 </text:p>
      <text:p text:style-name="CDT"><text:s text:c="4"/>Square: Elapsed time in ms -&gt; 15766 </text:p>
      <text:p text:style-name="CDT"><text:s text:c="4"/>Square: Iterations per ms --&gt; 317138 </text:p>
      <text:p text:style-name="CDT"><text:s text:c="4"/>Area: 627.6875 </text:p>
      <text:p text:style-name="CDT"><text:s text:c="4"/>Rectangle: Elapsed time in ms -&gt; 17679 </text:p>
      <text:p text:style-name="CDT"><text:s text:c="4"/>Rectangle: Iterations per ms --&gt; 282821 </text:p>
      <text:p text:style-name="CDT"><text:s text:c="4"/>Area: 310.0625 </text:p>
      <text:p text:style-name="CDT"><text:s text:c="4"/>Right Triangle: Elapsed time in ms -&gt; 33339 </text:p>
      <text:p text:style-name="CDT"><text:s text:c="4"/>Right Triangle: Iterations per ms --&gt; 149974 </text:p>
      <text:p text:style-name="CDT">2nd warmup done. </text:p>
      <text:p text:style-name="CDT">Starting measurement intervals ... </text:p>
      <text:p text:style-name="CDT"><text:s text:c="4"/>Area: 641.6089 </text:p>
      <text:p text:style-name="CDT"><text:s text:c="4"/>Square: Elapsed time in ms -&gt; 15750 </text:p>
      <text:p text:style-name="CDT"><text:s text:c="4"/>Square: Iterations per ms --&gt; 317460 </text:p>
      <text:p text:style-name="CDT"><text:s text:c="4"/>Area: 627.6875 </text:p>
      <text:p text:style-name="CDT"><text:s text:c="4"/>Rectangle: Elapsed time in ms -&gt; 17595 </text:p>
      <text:p text:style-name="CDT"><text:s text:c="4"/>Rectangle: Iterations per ms --&gt; 284171 </text:p>
      <text:p text:style-name="CDT"><text:s text:c="4"/>Area: 310.0625 </text:p>
      <text:p text:style-name="CDT"><text:s text:c="4"/>Right Triangle: Elapsed time in ms -&gt; 33477 </text:p>
      <text:p text:style-name="CDT"><text:s text:c="4"/>Right Triangle: Iterations per ms --&gt; 149356 </text:p>
      <text:p text:style-name="CDT">Measurement intervals done. </text:p>
      <text:p text:style-name="CDT"/>
      <text:p text:style-name="P10">The observed decrease in performance is the result of the dynamic compiler making some initial optimization decisions which later turned out to be incorrect. For example, there are optimizations a modern dynamic compiler can make when it observes only one class implementing an interface. <text:s/>When executing this micro-benchmark, the dynamic compiler first performed an aggressive optimization thinking only Square implemented the Shape interface. <text:s/>As the micro-benchmark began calculating the area for the rectangle, the dynamic compiler had to undo the aggressive optimization it performed previously when calculating the Square's area. As a result, a de-optimization occurred and a subsequent re-optimization was performed. <text:s/>Being able to identify whether de-optimizations are occurring can be identified using the -XX:+PrintCompilation command line switch. <text:s/>When -XX:+PrintCompilation output contains the text “made not entrant”, it is an indication a previous compilation optimization is being discarded and the method will execute in the interpreter until until it is executed enough times to trigger a re-compilation.</text:p>
      <text:p text:style-name="Body">The output shown below is from executing the Area micro-benchmark with a JDK 6 HotSpot Server JVM with the -XX:+PrintCompilation and command line switches.</text:p>
      <text:p text:style-name="CDT1">Warming up ... </text:p>
      <text:p text:style-name="CDT"><text:s text:c="2"/>1 <text:s text:c="6"/>com.sun.example.Square::area (10 bytes) </text:p>
      <text:p text:style-name="CDT"><text:s text:c="2"/>1% <text:s text:c="5"/>Area::doTest @ 11 (78 bytes) </text:p>
      <text:p text:style-name="CDT"><text:s text:c="4"/>Area: 641.6089 </text:p>
      <text:p text:style-name="CDT"><text:s text:c="4"/>Square: Elapsed time in ms -&gt; 11196 </text:p>
      <text:p text:style-name="CDT"><text:s text:c="4"/>Square: Iterations per ms --&gt; 446588 </text:p>
      <text:p text:style-name="CDT"><text:s text:c="2"/>2 <text:s text:c="6"/>Area::doTest (78 bytes) </text:p>
      <text:p text:style-name="CDT"><text:s text:c="2"/>1% <text:s/>made not entrant <text:s/>Area::doTest @ 11 (78 bytes) </text:p>
      <text:p text:style-name="CDT"><text:s text:c="2"/>2% <text:s text:c="5"/>Area::doTest @ 11 (78 bytes) </text:p>
      <text:p text:style-name="CDT"><text:s text:c="2"/>3 <text:s text:c="6"/>com.sun.example.Rectangle::area (10 bytes) </text:p>
      <text:p text:style-name="CDT"><text:s text:c="4"/>Area: 627.6875 </text:p>
      <text:p text:style-name="CDT"><text:s text:c="4"/>Rectangle: Elapsed time in ms -&gt; 17602 </text:p>
      <text:p text:style-name="CDT"><text:s text:c="4"/>Rectangle: Iterations per ms --&gt; 284058 </text:p>
      <text:p text:style-name="CDT"><text:s text:c="2"/>2 <text:s text:c="2"/>made not entrant <text:s/>Area::doTest (78 bytes) </text:p>
      <text:p text:style-name="CDT"><text:soft-page-break/><text:s text:c="2"/>4 <text:s text:c="6"/>com.sun.example.RightTriangle::area (14 bytes) </text:p>
      <text:p text:style-name="CDT"><text:s text:c="4"/>Area: 310.0625 </text:p>
      <text:p text:style-name="CDT"><text:s text:c="4"/>Right Triangle: Elapsed time in ms -&gt; 33894 </text:p>
      <text:p text:style-name="CDT"><text:s text:c="4"/>Right Triangle: Iterations per ms --&gt; 147518 </text:p>
      <text:p text:style-name="CDT">1st warmup done. </text:p>
      <text:p text:style-name="CDT">Starting 2nd warmup ... </text:p>
      <text:p text:style-name="CDT"><text:s text:c="4"/>Area: 641.6089 </text:p>
      <text:p text:style-name="CDT"><text:s text:c="4"/>Square: Elapsed time in ms -&gt; 15766 </text:p>
      <text:p text:style-name="CDT"><text:s text:c="4"/>Square: Iterations per ms --&gt; 317138 </text:p>
      <text:p text:style-name="CDT"><text:s text:c="4"/>Area: 627.6875 </text:p>
      <text:p text:style-name="CDT"><text:s text:c="4"/>Rectangle: Elapsed time in ms -&gt; 17679 </text:p>
      <text:p text:style-name="CDT"><text:s text:c="4"/>Rectangle: Iterations per ms --&gt; 282821 </text:p>
      <text:p text:style-name="CDT"><text:s text:c="4"/>Area: 310.0625 </text:p>
      <text:p text:style-name="CDT"><text:s text:c="4"/>Right Triangle: Elapsed time in ms -&gt; 33339 </text:p>
      <text:p text:style-name="CDT"><text:s text:c="4"/>Right Triangle: Iterations per ms --&gt; 149974 </text:p>
      <text:p text:style-name="CDT">2nd warmup done. </text:p>
      <text:p text:style-name="CDT">Starting measurement intervals ... </text:p>
      <text:p text:style-name="CDT"><text:s text:c="4"/>Area: 641.6089 </text:p>
      <text:p text:style-name="CDT"><text:s text:c="4"/>Square: Elapsed time in ms -&gt; 15750 </text:p>
      <text:p text:style-name="CDT"><text:s text:c="4"/>Square: Iterations per ms --&gt; 317460 </text:p>
      <text:p text:style-name="CDT"><text:s text:c="4"/>Area: 627.6875 </text:p>
      <text:p text:style-name="CDT"><text:s text:c="4"/>Rectangle: Elapsed time in ms -&gt; 17595 </text:p>
      <text:p text:style-name="CDT"><text:s text:c="4"/>Rectangle: Iterations per ms --&gt; 284171 </text:p>
      <text:p text:style-name="CDT"><text:s text:c="4"/>Area: 310.0625 </text:p>
      <text:p text:style-name="CDT"><text:s text:c="4"/>Right Triangle: Elapsed time in ms -&gt; 33477 </text:p>
      <text:p text:style-name="CDT"><text:s text:c="4"/>Right Triangle: Iterations per ms --&gt; 149356 </text:p>
      <text:p text:style-name="CDT">Measurement intervals done. </text:p>
      <text:p text:style-name="P10"/>
      <text:p text:style-name="P10">There are several de-optimizations which occurred during the execution of the Area micro-benchmark. <text:s/>The output above indicates the de-optimizations are an artifact of the three virtual call sites for Shape.area() of which Square, Rectangle and RightTriangle implement coupled with the way this micro-benchmark is written. Although de-optimizations are possible with virtual call sites, what is shown in this example is not intended to suggest to software developers to avoid writing software which utilizes interfaces and multiple classes implementing that interface. <text:s/>The intent is to illustrate a pitfall which can occur with the creation of micro-benchmarks and show it is difficult to know what the dynamic compiler is doing as it attempts to improve the performance of an application.</text:p>
      <text:p text:style-name="TIH">Software developers should concentrate their efforts on good software architecture, design and implementation and not worry about trying to out smart a modern dynamic compiler. <text:s/>If a change to a software architecture, design or implementation is needed to overcome some artifact of a dynamic compiler, it should be considered a bug or deficiency of the dynamic compiler.</text:p>
      <text:p text:style-name="Body">An improvement to the implementation of this micro-benchmark would be to call each area() method of Square, Rectangle and RightTriangle one right after the other in the warm up intervals rather than attempting to warm up each Shape's area() individually. This would allow the dynamic compiler to see all three implementations of the Shape.area() interface prior to making aggressive optimization decis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DT" style:family="paragraph" style:parent-style-name="Standard">
      <style:paragraph-properties style:line-height-at-least="0.139in"/>
      <style:text-properties fo:color="#000000" style:font-name="Courier New1"/>
    </style:style>
    <style:style style:name="CDT1" style:family="paragraph" style:parent-style-name="CDT" style:next-style-name="CDT">
      <style:paragraph-properties fo:margin-top="0.1665in" fo:margin-bottom="0in" fo:padding-left="0in" fo:padding-right="0in" fo:padding-top="0.0138in" fo:padding-bottom="0in" fo:border="non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BodyNoIndent" style:family="paragraph" style:parent-style-name="Body">
      <style:paragraph-properties fo:margin-left="0in" fo:margin-right="0in" fo:margin-top="0.0835in" fo:margin-bottom="0.0417in" fo:text-indent="0in" style:auto-text-indent="false"/>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L1" style:family="paragraph" style:parent-style-name="BL" style:next-style-name="BL">
      <style:paragraph-properties fo:margin-top="0.0835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8-01T07:45:20</dc:date>
    <dc:language>en-US</dc:language>
    <meta:editing-cycles>22</meta:editing-cycles>
    <meta:editing-duration>PT16H13M9S</meta:editing-duration>
    <meta:user-defined meta:name="Info 1"/>
    <meta:user-defined meta:name="Info 2"/>
    <meta:user-defined meta:name="Info 3"/>
    <meta:user-defined meta:name="Info 4"/>
    <meta:document-statistic meta:table-count="0" meta:image-count="0" meta:object-count="0" meta:page-count="15" meta:paragraph-count="434" meta:word-count="4701" meta:character-count="34894"/>
  </office:meta>
</office:document-meta>
</file>